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font-name="Segoe UI Semibold" fo:font-size="26pt" fo:text-shadow="none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text-shadow="none"/>
    </style:style>
    <style:style style:name="P6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text-shadow="none"/>
    </style:style>
    <style:style style:name="P7" style:family="paragraph">
      <loext:graphic-properties draw:fill="none" draw:fill-color="#ffffff"/>
      <style:text-properties fo:color="#000000" style:font-name="Segoe UI Semibold" fo:font-size="26pt" fo:text-shadow="none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26pt" fo:text-shadow="none"/>
    </style:style>
    <style:style style:name="P10" style:family="paragraph">
      <style:text-properties fo:color="#000000" style:font-name="Segoe UI Semibold" fo:font-size="26pt" fo:text-shadow="none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text-shadow="none" fo:font-weight="normal" style:font-weight-asian="normal" style:font-weight-complex="normal"/>
    </style:style>
    <style:style style:name="P12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26pt" fo:text-shadow="none" fo:font-weight="normal" style:font-weight-asian="normal" style:font-weight-complex="normal"/>
    </style:style>
    <style:style style:name="P13" style:family="paragraph">
      <loext:graphic-properties draw:fill="none" draw:fill-color="#ffffff"/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32pt" fo:text-shadow="none"/>
    </style:style>
    <style:style style:name="P15" style:family="paragraph">
      <style:paragraph-properties fo:margin-left="0.318cm" fo:margin-right="0cm" fo:margin-top="0cm" fo:margin-bottom="0cm" fo:text-indent="0cm" style:text-autospace="none"/>
      <style:text-properties fo:color="#000000" style:font-name="Segoe UI Semibold" fo:font-size="32pt" fo:text-shadow="none"/>
    </style:style>
    <style:style style:name="P16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style:style style:name="P17" style:family="paragraph">
      <style:paragraph-properties fo:margin-left="0.318cm" fo:margin-right="0cm" fo:margin-top="0cm" fo:margin-bottom="0cm" fo:text-indent="-0.318cm" style:text-autospace="none"/>
      <style:text-properties fo:font-size="32pt"/>
    </style:style>
    <style:style style:name="P18" style:family="paragraph">
      <style:paragraph-properties fo:margin-left="0.318cm" fo:margin-right="0cm" fo:margin-top="0cm" fo:margin-bottom="0cm" fo:text-indent="0cm" style:text-autospace="none"/>
      <style:text-properties fo:font-size="32pt"/>
    </style:style>
    <style:style style:name="P19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20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1" fo:font-size="32pt" fo:text-shadow="1pt 1pt" style:font-name-asian="Segoe UI1" style:font-size-asian="32pt" style:font-name-complex="Segoe UI1" style:font-size-complex="32pt"/>
    </style:style>
    <style:style style:name="P21" style:family="paragraph">
      <style:paragraph-properties fo:margin-left="0.318cm" fo:margin-right="0cm" fo:margin-top="0cm" fo:margin-bottom="0cm" fo:text-indent="-0.318cm" style:text-autospace="none"/>
      <style:text-properties fo:color="#000000" fo:font-size="32pt" fo:text-shadow="none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left="0.318cm" fo:margin-right="0cm" fo:margin-top="0cm" fo:margin-bottom="0cm" fo:text-indent="-0.318cm" style:text-autospace="none"/>
      <style:text-properties fo:color="#000000" style:font-name="Segoe UI1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2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99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99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99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000000" style:font-name="Segoe UI2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8" style:family="text">
      <style:text-properties fo:color="#000099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9" style:family="text">
      <style:text-properties fo:color="#000099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0" style:family="text">
      <style:text-properties fo:color="#000099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11" style:family="text">
      <style:text-properties fo:color="#000000" style:font-name="Segoe UI Semibold" fo:font-size="32pt" fo:text-shadow="none" style:font-name-asian="Segoe UI1" style:font-size-asian="32pt" style:font-name-complex="Segoe UI1" style:font-size-complex="32pt"/>
    </style:style>
    <style:style style:name="T12" style:family="text">
      <style:text-properties fo:color="#000099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13" style:family="text">
      <style:text-properties fo:color="#000099" style:font-name="Segoe UI Semibold" fo:font-size="31pt" fo:font-style="italic" fo:text-shadow="none" style:font-name-asian="Segoe UI1" style:font-size-asian="31pt" style:font-style-asian="italic" style:font-name-complex="Segoe UI1" style:font-size-complex="31pt" style:font-style-complex="italic"/>
    </style:style>
    <style:style style:name="T14" style:family="text">
      <style:text-properties fo:color="#000000" style:text-position="super 58%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5" style:family="text">
      <style:text-properties fo:color="#83ca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16" style:family="text">
      <style:text-properties fo:color="#ffffff" style:font-name="Segoe UI Semibold" fo:font-size="32pt" fo:text-shadow="none" style:font-name-asian="Segoe UI1" style:font-size-asian="32pt" style:font-name-complex="Segoe UI1" style:font-size-complex="32pt"/>
    </style:style>
    <style:style style:name="T17" style:family="text">
      <style:text-properties fo:color="#000000" style:font-name="Segoe UI1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2cm" svg:x="1.524cm" svg:y="0.748cm">
          <draw:text-box>
            <text:p text:style-name="P1"><text:span text:style-name="T1">Psalmody</text:span></text:p>
            <text:p text:style-name="P1"><text:span text:style-name="T2">Psalm 146:1–10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7" draw:layer="layout" svg:width="25.146cm" svg:height="7.766cm" svg:x="1.524cm" svg:y="0.762cm">
          <draw:text-box>
            <text:p text:style-name="P4"><text:span text:style-name="T3">1 </text:span><text:span text:style-name="T4">Praise the L</text:span><text:span text:style-name="T5">ORD</text:span><text:span text:style-name="T4">!</text:span></text:p>
            <text:p text:style-name="P5"><text:span text:style-name="T6"><text:s text:c="5"/></text:span><text:span text:style-name="T7">Praise the LORD, O my soul!</text:span></text:p>
            <text:p text:style-name="P5"><text:span text:style-name="T8">2 </text:span><text:span text:style-name="T5">I will praise the LORD as long as I live;</text:span></text:p>
            <text:p text:style-name="P6"><text:span text:style-name="T6"><text:s text:c="4"/></text:span><text:span text:style-name="T7">I will sing praises to my God while I have </text:span></text:p>
            <text:p text:style-name="P6"><text:span text:style-name="T7"><text:s text:c="4"/></text:span><text:span text:style-name="T7">my be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4cm" svg:height="7.766cm" svg:x="1.27cm" svg:y="0.905cm">
          <draw:text-box>
            <text:p text:style-name="P4"><text:span text:style-name="T9">3 </text:span><text:span text:style-name="T10">Put not your trust in princes,</text:span></text:p>
            <text:p text:style-name="P6"><text:span text:style-name="T11"><text:s text:c="4"/></text:span><text:span text:style-name="T7">in a son of man, in whom there is no </text:span></text:p>
            <text:p text:style-name="P6"><text:span text:style-name="T7"><text:s text:c="4"/></text:span><text:span text:style-name="T7">salvation.</text:span></text:p>
            <text:p text:style-name="P5"><text:span text:style-name="T9">4 </text:span><text:span text:style-name="T12">When his breath </text:span><text:span text:style-name="T13">departs he returns to the earth;</text:span></text:p>
            <text:p text:style-name="P6"><text:span text:style-name="T11"><text:s text:c="4"/></text:span><text:span text:style-name="T7">on that very day his plans perish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908cm" svg:height="7.766cm" svg:x="0.926cm" svg:y="0.658cm">
          <draw:text-box>
            <text:p text:style-name="P4"><text:span text:style-name="T9">5 </text:span><text:span text:style-name="T10">Blessèd is he whose help is the God of Jacob,</text:span></text:p>
            <text:p text:style-name="P6"><text:span text:style-name="T11"><text:s text:c="4"/></text:span><text:span text:style-name="T7">whose hope is in the LORD his God,</text:span></text:p>
            <text:p text:style-name="P9"><text:span text:style-name="T9">6 </text:span><text:span text:style-name="T12">who made heaven and earth, the sea, and all that is in them,</text:span></text:p>
            <text:p text:style-name="P5"><text:span text:style-name="T11"><text:s text:c="5"/></text:span><text:span text:style-name="T7">who keeps faith forev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7" draw:layer="layout" svg:width="25.4cm" svg:height="5.184cm" svg:x="1.016cm" svg:y="0.658cm">
          <draw:text-box>
            <text:p text:style-name="P4"><text:span text:style-name="T9">7 </text:span><text:span text:style-name="T10">who executes justice for the oppressed,</text:span></text:p>
            <text:p text:style-name="P6"><text:span text:style-name="T11"><text:s text:c="4"/></text:span><text:span text:style-name="T7">who gives food to the hungry.</text:span></text:p>
            <text:p text:style-name="P5"><text:span text:style-name="T7"><text:s text:c="5"/></text:span><text:span text:style-name="T7">The LORD sets the prisoners free;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13" draw:layer="layout" svg:width="25.4cm" svg:height="7.112cm" svg:x="1.27cm" svg:y="0.762cm">
          <draw:text-box>
            <text:p text:style-name="P10"><text:span text:style-name="T14"><text:s/></text:span><text:span text:style-name="T8">8 </text:span><text:span text:style-name="T5">the LORD opens the eyes of the blind.</text:span></text:p>
            <text:p text:style-name="P11"><text:span text:style-name="T6"><text:s text:c="5"/></text:span><text:span text:style-name="T7">The LORD lifts up those who are bowed </text:span></text:p>
            <text:p text:style-name="P12"><text:span text:style-name="T7"><text:s text:c="4"/></text:span><text:span text:style-name="T7">down; the LORD loves the righteo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16" draw:layer="layout" svg:width="25.4cm" svg:height="5.576cm" svg:x="1.27cm" svg:y="0.774cm">
          <draw:text-box>
            <text:p text:style-name="P14"><text:span text:style-name="T9">9 </text:span><text:span text:style-name="T12">The LORD watches over the sojourners; he upholds the widow and the fatherless,</text:span></text:p>
            <text:p text:style-name="P15"><text:span text:style-name="T11"><text:s text:c="4"/></text:span><text:span text:style-name="T7">but the way of the wicked he brings to ruin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8" draw:text-style-name="P20" draw:layer="layout" svg:width="24.892cm" svg:height="5.334cm" svg:x="1.778cm" svg:y="0.762cm">
          <draw:text-box>
            <text:p text:style-name="P17"><text:span text:style-name="T15"><text:s/></text:span><text:span text:style-name="T9">10 </text:span><text:span text:style-name="T12">The LORD will reign forever,</text:span></text:p>
            <text:p text:style-name="P18"><text:span text:style-name="T16"><text:s text:c="4"/></text:span><text:span text:style-name="T7">your God, O Zion, to all generations.</text:span></text:p>
            <text:p text:style-name="P19"><text:span text:style-name="T7"><text:s text:c="5"/></text:span><text:span text:style-name="T7">Praise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22" draw:layer="layout" svg:width="25.4cm" svg:height="6.263cm" svg:x="1.27cm" svg:y="0.762cm">
          <draw:text-box>
            <text:p text:style-name="P21"><text:span text:style-name="T17">C: Glory be to the Father and to the Son </text:span></text:p>
            <text:p text:style-name="P21"><text:span text:style-name="T17"><text:s text:c="4"/></text:span><text:span text:style-name="T17">and to the Holy Spirit; </text:span></text:p>
            <text:p text:style-name="P21"><text:span text:style-name="T17"><text:s text:c="4"/></text:span><text:span text:style-name="T17">as it was in the beginning, is now, </text:span></text:p>
            <text:p text:style-name="P21"><text:span text:style-name="T17"><text:s text:c="4"/></text:span><text:span text:style-name="T17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10:22:50.963000000</meta:creation-date>
    <dc:title>Hymn template</dc:title>
    <meta:editing-duration>PT18M55S</meta:editing-duration>
    <meta:editing-cycles>8</meta:editing-cycles>
    <meta:generator>LibreOffice/5.2.3.3$Windows_X86_64 LibreOffice_project/d54a8868f08a7b39642414cf2c8ef2f228f780cf</meta:generator>
    <meta:initial-creator>Arthur Hoch</meta:initial-creator>
    <dc:date>2016-12-08T22:58:18.05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9-04T10:22:50.854000000"/>
  </office:meta>
</office:document-meta>
</file>